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7: Развитие HTTP и будущие тенденции</text:h>
      <text:h text:style-name="P2" text:outline-level="4">1. Эволюция протокола HTTP</text:h>
      <text:p text:style-name="P1">HTTP постоянно эволюционирует для соответствия современным требованиям веб-разработки. Последние версии, такие как HTTP/2 и HTTP/3 (QUIC), внедряют улучшения для увеличения производительности, уменьшения задержек и повышения безопасности.</text:p>
      <text:h text:style-name="P2" text:outline-level="4">2. HTTP/2</text:h>
      <text:p text:style-name="P1">HTTP/2 предоставляет механизмы мультиплексирования запросов, сжатие заголовков, поддержку Server Push и другие оптимизации, улучшая производительность передачи данных между клиентом и сервером.</text:p>
      <text:h text:style-name="P2" text:outline-level="4">3. HTTP/3 (QUIC)</text:h>
      <text:p text:style-name="P1">HTTP/3 (QUIC) использует новый протокол транспортировки данных UDP (User Datagram Protocol), что снижает задержки и улучшает производительность в сравнении с TCP (Transmission Control Protocol), использованным в предыдущих версиях HTTP.</text:p>
      <text:h text:style-name="P2" text:outline-level="4">4. Будущие тенденции</text:h>
      <text:p text:style-name="P1">Дальнейшее развитие HTTP вероятно будет уделять внимание улучшению производительности, безопасности и поддержке новых технологий, таких как умные устройства (IoT), расширенная реальность (AR), виртуальная реальность (VR) и большие объемы данных.</text:p>
      <text:h text:style-name="P2" text:outline-level="4">5. Роль HTTP в будущем интернета</text:h>
      <text:p text:style-name="P1">HTTP остается ключевым элементом в развитии интернета, обеспечивая базовую инфраструктуру для взаимодействия между устройствами, приложениями и сервисами. Его эволюция и адаптация позволяют создавать более быстрые, безопасные и масштабируемые веб-приложения.</text:p>
      <text:h text:style-name="P2" text:outline-level="4">Заключение</text:h>
      <text:p text:style-name="P1">Глава 7 обсуждает эволюцию протокола HTTP, представляя последние версии, такие как HTTP/2 и HTTP/3 (QUIC), и подчеркивая будущие тенденции развития протокола. Понимание этих тенденций помогает разработчикам быть в курсе последних изменений и подготовиться к использованию новых возможностей для создания более передовых и производительных веб-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08:16.37</dc:date>
    <meta:document-statistic meta:table-count="0" meta:image-count="0" meta:object-count="0" meta:page-count="1" meta:paragraph-count="13" meta:word-count="204" meta:character-count="1679"/>
    <dc:creator>Dima Wide</dc:creator>
    <meta:user-defined meta:name="Info 1"/>
    <meta:user-defined meta:name="Info 2"/>
    <meta:user-defined meta:name="Info 3"/>
    <meta:user-defined meta:name="Info 4"/>
  </office:meta>
</office:document-meta>
</file>